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  <style:paragraph-properties fo:margin-top="0in" fo:margin-bottom="0in"/>
    </style:style>
    <style:style style:name="P52" style:family="paragraph" style:parent-style-name="Text_20_body" style:list-style-name="L32">
      <style:paragraph-properties fo:margin-top="0in" fo:margin-bottom="0in"/>
    </style:style>
    <style:style style:name="P53" style:family="paragraph" style:parent-style-name="Text_20_body" style:list-style-name="L33">
      <style:paragraph-properties fo:margin-top="0in" fo:margin-bottom="0in"/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</style:style>
    <style:style style:name="P115" style:family="paragraph" style:parent-style-name="Text_20_body" style:list-style-name="L95"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  <style:paragraph-properties fo:margin-top="0in" fo:margin-bottom="0in"/>
    </style:style>
    <style:style style:name="P141" style:family="paragraph" style:parent-style-name="Text_20_body" style:list-style-name="L121">
      <style:paragraph-properties fo:margin-top="0in" fo:margin-bottom="0in"/>
    </style:style>
    <style:style style:name="P142" style:family="paragraph" style:parent-style-name="Text_20_body" style:list-style-name="L122">
      <style:paragraph-properties fo:margin-top="0in" fo:margin-bottom="0in"/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  <style:paragraph-properties fo:margin-top="0in" fo:margin-bottom="0in"/>
    </style:style>
    <style:style style:name="P175" style:family="paragraph" style:parent-style-name="Text_20_body" style:list-style-name="L155">
      <style:paragraph-properties fo:margin-top="0in" fo:margin-bottom="0in"/>
    </style:style>
    <style:style style:name="P176" style:family="paragraph" style:parent-style-name="Text_20_body" style:list-style-name="L156">
      <style:paragraph-properties fo:margin-top="0in" fo:margin-bottom="0in"/>
    </style:style>
    <style:style style:name="P177" style:family="paragraph" style:parent-style-name="Text_20_body" style:list-style-name="L157">
      <style:paragraph-properties fo:margin-top="0in" fo:margin-bottom="0in"/>
    </style:style>
    <style:style style:name="P178" style:family="paragraph" style:parent-style-name="Text_20_body" style:list-style-name="L158">
      <style:paragraph-properties fo:margin-top="0in" fo:margin-bottom="0in"/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</office:automatic-styles>
  <office:body>
    <office:text>
      <text:p text:style-name="Title">jhTAlib</text:p>
      <text:p text:style-name="Author">Joost Hoeks</text:p>
      <text:p text:style-name="Date">2019-03-1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github.com/joosthoeks/jhTAlib/blob/master/docs/README.epub" office:name=""><text:span text:style-name="Definition">.epub</text:span></text:a></text:p>
        </text:list-item>
        <text:list-item>
          <text:p text:style-name="P3"><text:a xlink:type="simple" xlink:href="https://github.com/joosthoeks/jhTAlib/blob/master/docs/README.json" office:name=""><text:span text:style-name="Definition">.json</text:span></text:a></text:p>
        </text:list-item>
        <text:list-item>
          <text:p text:style-name="P3"><text:a xlink:type="simple" xlink:href="https://github.com/joosthoeks/jhTAlib/blob/master/docs/README.odt" office:name=""><text:span text:style-name="Definition">.odt</text:span></text:a></text:p>
        </text:list-item>
        <text:list-item>
          <text:p text:style-name="P3"><text:a xlink:type="simple" xlink:href="https://github.com/joosthoeks/jhTAlib/blob/master/docs/README.pdf" office:name=""><text:span text:style-name="Definition">.pdf</text:span></text:a></text:p>
        </text:list-item>
        <text:list-item>
          <text:p text:style-name="P3"><text:a xlink:type="simple" xlink:href="https://github.com/joosthoeks/jhTAlib/blob/master/docs/README.rst" office:name=""><text:span text:style-name="Definition">.rst</text:span></text:a></text:p>
        </text:list-item>
        <text:list-item>
          <text:p text:style-name="P3"><text:a xlink:type="simple" xlink:href="https://github.com/joosthoeks/jhTAlib/blob/master/docs/README.rtf" office:name=""><text:span text:style-name="Definition">.rtf</text:span></text:a></text:p>
        </text:list-item>
        <text:list-item>
          <text:p text:style-name="P3"><text:a xlink:type="simple" xlink:href="https://github.com/joosthoeks/jhTAlib/blob/master/docs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26">
        <text:list-item>
  </text:list-item>
      </text:list>
      <text:p text:style-name="Horizontal_20_Line"/>
      <text:h text:style-name="Heading_20_4" text:outline-level="4">HT_SINE | Hilbert Transform - SineWave |</text:h>
      <text:list text:style-name="L2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2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29">
        <text:list-item>
  </text:list-item>
      </text:list>
      <text:p text:style-name="Horizontal_20_Line"/>
      <text:h text:style-name="Heading_20_4" text:outline-level="4">TS | Trend Score | DONE</text:h>
      <text:list text:style-name="L30">
        <text:list-item>
          <text:p text:style-name="P50"><text:span text:style-name="T8">list = jhta.TS(df, n, price='Close')</text:span></text:p>
        </text:list-item>
        <text:list-item>
          <text:p text:style-name="P5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1">
        <text:list-item>
          <text:p text:style-name="P51"><text:span text:style-name="T9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2">
        <text:list-item>
          <text:p text:style-name="P52"><text:span text:style-name="T10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3">
        <text:list-item>
          <text:p text:style-name="P53"><text:span text:style-name="T11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4">
        <text:list-item>
          <text:p text:style-name="P54"><text:span text:style-name="T12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5">
        <text:list-item>
          <text:p text:style-name="P55"><text:span text:style-name="T13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36">
        <text:list-item>
          <text:p text:style-name="P56"><text:span text:style-name="T14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37">
        <text:list-item>
          <text:p text:style-name="P57"><text:span text:style-name="T15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38">
        <text:list-item>
          <text:p text:style-name="P58"><text:span text:style-name="T16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39">
        <text:list-item>
          <text:p text:style-name="P59"><text:span text:style-name="T17">list = jhta.ASI(df, L)</text:span></text:p>
        </text:list-item>
        <text:list-item>
          <text:p text:style-name="P5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0">
        <text:list-item>
          <text:p text:style-name="P60"><text:span text:style-name="T18">list = jhta.SI(df, L)</text:span></text:p>
        </text:list-item>
        <text:list-item>
          <text:p text:style-name="P6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1">
        <text:list-item>
          <text:p text:style-name="P61"><text:span text:style-name="T19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2">
        <text:list-item>
          <text:p text:style-name="P62"><text:span text:style-name="T20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3">
        <text:list-item>
          <text:p text:style-name="P63"><text:span text:style-name="T21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4">
        <text:list-item>
          <text:p text:style-name="P64"><text:span text:style-name="T22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5">
        <text:list-item>
          <text:p text:style-name="P65"><text:span text:style-name="T23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46">
        <text:list-item>
          <text:p text:style-name="P66"><text:span text:style-name="T24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47">
        <text:list-item>
          <text:p text:style-name="P67"><text:span text:style-name="T25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48">
        <text:list-item>
          <text:p text:style-name="P68"><text:span text:style-name="T26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49">
        <text:list-item>
          <text:p text:style-name="P69"><text:span text:style-name="T27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0">
        <text:list-item>
          <text:p text:style-name="P70"><text:span text:style-name="T28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1">
        <text:list-item>
          <text:p text:style-name="P71"><text:span text:style-name="T29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2">
        <text:list-item>
          <text:p text:style-name="P72"><text:span text:style-name="T30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3">
        <text:list-item>
          <text:p text:style-name="P73"><text:span text:style-name="T31">list = jhta.NORMALIZE(df, price_max='High', price_min='Low', price='Close')</text:span></text:p>
        </text:list-item>
        <text:list-item>
          <text:p text:style-name="P7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4">
        <text:list-item>
          <text:p text:style-name="P74"><text:span text:style-name="T32">list = jhta.STANDARDIZE(df, price='Close')</text:span></text:p>
        </text:list-item>
        <text:list-item>
          <text:p text:style-name="P7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5">
        <text:list-item>
          <text:p text:style-name="P75"><text:span text:style-name="T33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56">
        <text:list-item>
          <text:p text:style-name="P76"><text:span text:style-name="T34">list = jhta.CP(df1, df2, price1='Close', price2='Close')</text:span></text:p>
        </text:list-item>
        <text:list-item>
          <text:p text:style-name="P7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57">
        <text:list-item>
          <text:p text:style-name="P77"><text:span text:style-name="T35">list = jhta.CRSI(df1, df2, n, price1='Close', price2='Close')</text:span></text:p>
        </text:list-item>
        <text:list-item>
          <text:p text:style-name="P7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58">
        <text:list-item>
          <text:p text:style-name="P78"><text:span text:style-name="T36">list = jhta.CS(df1, df2, price1='Close', price2='Close')</text:span></text:p>
        </text:list-item>
        <text:list-item>
          <text:p text:style-name="P7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59">
        <text:list-item>
          <text:p text:style-name="P79"><text:span text:style-name="T37">float = jhta.HR(hit_trades_int, total_trades_int)</text:span></text:p>
        </text:list-item>
        <text:list-item>
          <text:p text:style-name="P7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0">
        <text:list-item>
          <text:p text:style-name="P80"><text:span text:style-name="T38">float = jhta.PLR(mean_trade_profit_float, mean_trade_loss_float)</text:span></text:p>
        </text:list-item>
        <text:list-item>
          <text:p text:style-name="P8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1">
        <text:list-item>
          <text:p text:style-name="P81"><text:span text:style-name="T39">float = jhta.EV(hitrade_float, mean_trade_profit_float, mean_trade_loss_float)</text:span></text:p>
        </text:list-item>
        <text:list-item>
          <text:p text:style-name="P8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2">
        <text:list-item>
          <text:p text:style-name="P82"><text:span text:style-name="T40">int = jhta.POR(hitrade_float, profit_loss_ratio_float)</text:span></text:p>
        </text:list-item>
        <text:list-item>
          <text:p text:style-name="P82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3">
        <text:list-item>
          <text:p text:style-name="P83"><text:span text:style-name="T41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4">
        <text:list-item>
          <text:p text:style-name="P84"><text:span text:style-name="T42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5">
        <text:list-item>
          <text:p text:style-name="P85"><text:span text:style-name="T43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66">
        <text:list-item>
          <text:p text:style-name="P86"><text:span text:style-name="T44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67">
        <text:list-item>
          <text:p text:style-name="P87"><text:span text:style-name="T45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68">
        <text:list-item>
          <text:p text:style-name="P88"><text:span text:style-name="T46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69">
        <text:list-item>
          <text:p text:style-name="P89"><text:span text:style-name="T47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0">
        <text:list-item>
          <text:p text:style-name="P90"><text:span text:style-name="T48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1">
        <text:list-item>
          <text:p text:style-name="P91"><text:span text:style-name="T49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2">
        <text:list-item>
          <text:p text:style-name="P92"><text:span text:style-name="T50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3">
        <text:list-item>
          <text:p text:style-name="P93"><text:span text:style-name="T51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4">
        <text:list-item>
          <text:p text:style-name="P94"><text:span text:style-name="T52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5">
        <text:list-item>
          <text:p text:style-name="P95"><text:span text:style-name="T53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76">
        <text:list-item>
          <text:p text:style-name="P96"><text:span text:style-name="T54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77">
        <text:list-item>
          <text:p text:style-name="P97"><text:span text:style-name="T55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78">
        <text:list-item>
          <text:p text:style-name="P98"><text:span text:style-name="T56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79">
        <text:list-item>
          <text:p text:style-name="P99"><text:span text:style-name="T57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0">
        <text:list-item>
          <text:p text:style-name="P100"><text:span text:style-name="T58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1">
        <text:list-item>
          <text:p text:style-name="P101"><text:span text:style-name="T59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2">
        <text:list-item>
          <text:p text:style-name="P102"><text:span text:style-name="T60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3">
        <text:list-item>
          <text:p text:style-name="P103"><text:span text:style-name="T61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4">
        <text:list-item>
          <text:p text:style-name="P104"><text:span text:style-name="T62">float = jhta.PHI()</text:span></text:p>
        </text:list-item>
      </text:list>
      <text:p text:style-name="Horizontal_20_Line"/>
      <text:h text:style-name="Heading_20_4" text:outline-level="4">CEIL | Ceiling | DONE</text:h>
      <text:list text:style-name="L85">
        <text:list-item>
          <text:p text:style-name="P105"><text:span text:style-name="T63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86">
        <text:list-item>
          <text:p text:style-name="P106"><text:span text:style-name="T64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87">
        <text:list-item>
          <text:p text:style-name="P107"><text:span text:style-name="T65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88">
        <text:list-item>
          <text:p text:style-name="P108"><text:span text:style-name="T66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89">
        <text:list-item>
          <text:p text:style-name="P109"><text:span text:style-name="T67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0">
        <text:list-item>
          <text:p text:style-name="P110"><text:span text:style-name="T68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1">
        <text:list-item>
          <text:p text:style-name="P111"><text:span text:style-name="T69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2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3">
        <text:list-item>
          <text:p text:style-name="P113"><text:span text:style-name="T70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4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5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96">
        <text:list-item>
  </text:list-item>
      </text:list>
      <text:p text:style-name="Horizontal_20_Line"/>
      <text:h text:style-name="Heading_20_4" text:outline-level="4">MULT | Multiply High * Low | DONE</text:h>
      <text:list text:style-name="L97">
        <text:list-item>
          <text:p text:style-name="P117"><text:span text:style-name="T71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98">
        <text:list-item>
          <text:p text:style-name="P118"><text:span text:style-name="T72">list = jhta.SUB(df)</text:span></text:p>
        </text:list-item>
      </text:list>
      <text:p text:style-name="Horizontal_20_Line"/>
      <text:h text:style-name="Heading_20_4" text:outline-level="4">SUM | Summation | DONE</text:h>
      <text:list text:style-name="L99">
        <text:list-item>
          <text:p text:style-name="P119"><text:span text:style-name="T73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1">
        <text:list-item>
  </text:list-item>
      </text:list>
      <text:p text:style-name="Horizontal_20_Line"/>
      <text:h text:style-name="Heading_20_4" text:outline-level="4">APO | Absolute Price Oscillator | DONE</text:h>
      <text:list text:style-name="L102">
        <text:list-item>
          <text:p text:style-name="P122"><text:span text:style-name="T74">list = jhta.APO(df, n_fast, n_slow, price='Close')</text:span></text:p>
        </text:list-item>
        <text:list-item>
          <text:p text:style-name="P12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3">
        <text:list-item>
  </text:list-item>
      </text:list>
      <text:p text:style-name="Horizontal_20_Line"/>
      <text:h text:style-name="Heading_20_4" text:outline-level="4">AROONOSC | Aroon Oscillator |</text:h>
      <text:list text:style-name="L104">
        <text:list-item>
  </text:list-item>
      </text:list>
      <text:p text:style-name="Horizontal_20_Line"/>
      <text:h text:style-name="Heading_20_4" text:outline-level="4">BOP | Balance Of Power |</text:h>
      <text:list text:style-name="L105">
        <text:list-item>
  </text:list-item>
      </text:list>
      <text:p text:style-name="Horizontal_20_Line"/>
      <text:h text:style-name="Heading_20_4" text:outline-level="4">CCI | Commodity Channel Index |</text:h>
      <text:list text:style-name="L106">
        <text:list-item>
  </text:list-item>
      </text:list>
      <text:p text:style-name="Horizontal_20_Line"/>
      <text:h text:style-name="Heading_20_4" text:outline-level="4">CMO | Chande Momentum Oscillator |</text:h>
      <text:list text:style-name="L107">
        <text:list-item>
  </text:list-item>
      </text:list>
      <text:p text:style-name="Horizontal_20_Line"/>
      <text:h text:style-name="Heading_20_4" text:outline-level="4">DX | Directional Movement Index |</text:h>
      <text:list text:style-name="L108">
        <text:list-item>
  </text:list-item>
      </text:list>
      <text:p text:style-name="Horizontal_20_Line"/>
      <text:h text:style-name="Heading_20_4" text:outline-level="4">IMI | Intraday Momentum Index | DONE</text:h>
      <text:list text:style-name="L109">
        <text:list-item>
          <text:p text:style-name="P129"><text:span text:style-name="T75">list = jhta.IMI(df)</text:span></text:p>
        </text:list-item>
        <text:list-item>
          <text:p text:style-name="P129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0">
        <text:list-item>
  </text:list-item>
      </text:list>
      <text:p text:style-name="Horizontal_20_Line"/>
      <text:h text:style-name="Heading_20_4" text:outline-level="4">MACDEXT | MACD with controllable MA type |</text:h>
      <text:list text:style-name="L111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2">
        <text:list-item>
  </text:list-item>
      </text:list>
      <text:p text:style-name="Horizontal_20_Line"/>
      <text:h text:style-name="Heading_20_4" text:outline-level="4">MFI | Money Flow Index |</text:h>
      <text:list text:style-name="L113">
        <text:list-item>
  </text:list-item>
      </text:list>
      <text:p text:style-name="Horizontal_20_Line"/>
      <text:h text:style-name="Heading_20_4" text:outline-level="4">MINUS_DI | Minus Directional Indicator |</text:h>
      <text:list text:style-name="L114">
        <text:list-item>
  </text:list-item>
      </text:list>
      <text:p text:style-name="Horizontal_20_Line"/>
      <text:h text:style-name="Heading_20_4" text:outline-level="4">MINUS_DM | Minus Directional Movement |</text:h>
      <text:list text:style-name="L115">
        <text:list-item>
  </text:list-item>
      </text:list>
      <text:p text:style-name="Horizontal_20_Line"/>
      <text:h text:style-name="Heading_20_4" text:outline-level="4">MOM | Momentum | DONE</text:h>
      <text:list text:style-name="L116">
        <text:list-item>
          <text:p text:style-name="P136"><text:span text:style-name="T76">list = jhta.MOM(df, n, price='Close')</text:span></text:p>
        </text:list-item>
        <text:list-item>
          <text:p text:style-name="P13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17">
        <text:list-item>
  </text:list-item>
      </text:list>
      <text:p text:style-name="Horizontal_20_Line"/>
      <text:h text:style-name="Heading_20_4" text:outline-level="4">PLUS_DM | Plus Directional Movement |</text:h>
      <text:list text:style-name="L118">
        <text:list-item>
  </text:list-item>
      </text:list>
      <text:p text:style-name="Horizontal_20_Line"/>
      <text:h text:style-name="Heading_20_4" text:outline-level="4">PPO | Percentage Price Oscillator |</text:h>
      <text:list text:style-name="L119">
        <text:list-item>
  </text:list-item>
      </text:list>
      <text:p text:style-name="Horizontal_20_Line"/>
      <text:h text:style-name="Heading_20_4" text:outline-level="4">ROC | Rate of Change | DONE</text:h>
      <text:list text:style-name="L120">
        <text:list-item>
          <text:p text:style-name="P140"><text:span text:style-name="T77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1">
        <text:list-item>
          <text:p text:style-name="P141"><text:span text:style-name="T78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2">
        <text:list-item>
          <text:p text:style-name="P142"><text:span text:style-name="T79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3">
        <text:list-item>
          <text:p text:style-name="P143"><text:span text:style-name="T80">list = jhta.ROCR100(df, n, price='Close')</text:span></text:p>
        </text:list-item>
        <text:list-item>
          <text:p text:style-name="P143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4">
        <text:list-item>
          <text:p text:style-name="P144"><text:span text:style-name="T81">list = jhta.RSI(df, n, price='Close')</text:span></text:p>
        </text:list-item>
        <text:list-item>
          <text:p text:style-name="P144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</text:h>
      <text:list text:style-name="L125">
        <text:list-item>
  </text:list-item>
      </text:list>
      <text:p text:style-name="Horizontal_20_Line"/>
      <text:h text:style-name="Heading_20_4" text:outline-level="4">STOCHF | Stochastic Fast |</text:h>
      <text:list text:style-name="L12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2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28">
        <text:list-item>
  </text:list-item>
      </text:list>
      <text:p text:style-name="Horizontal_20_Line"/>
      <text:h text:style-name="Heading_20_4" text:outline-level="4">ULTOSC | Ultimate Oscillator |</text:h>
      <text:list text:style-name="L129">
        <text:list-item>
  </text:list-item>
      </text:list>
      <text:p text:style-name="Horizontal_20_Line"/>
      <text:h text:style-name="Heading_20_4" text:outline-level="4">WILLR | Williams' %R | DONE</text:h>
      <text:list text:style-name="L130">
        <text:list-item>
          <text:p text:style-name="P150"><text:span text:style-name="T82">list = jhta.WILLR(df, n)</text:span></text:p>
        </text:list-item>
        <text:list-item>
          <text:p text:style-name="P150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1">
        <text:list-item>
          <text:p text:style-name="P151"><text:span text:style-name="T83">dict of lists = jhta.BBANDS(df, n, f=2)</text:span></text:p>
        </text:list-item>
        <text:list-item>
          <text:p text:style-name="P151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2">
        <text:list-item>
          <text:p text:style-name="P152"><text:span text:style-name="T84">list = jhta.BBANDW(df, n, f=2)</text:span></text:p>
        </text:list-item>
        <text:list-item>
          <text:p text:style-name="P152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3">
        <text:list-item>
  </text:list-item>
      </text:list>
      <text:p text:style-name="Horizontal_20_Line"/>
      <text:h text:style-name="Heading_20_4" text:outline-level="4">EMA | Exponential Moving Average |</text:h>
      <text:list text:style-name="L134">
        <text:list-item>
  </text:list-item>
      </text:list>
      <text:p text:style-name="Horizontal_20_Line"/>
      <text:h text:style-name="Heading_20_4" text:outline-level="4">ENVP | Envelope Percent | DONE</text:h>
      <text:list text:style-name="L135">
        <text:list-item>
          <text:p text:style-name="P155"><text:span text:style-name="T85">dict of lists = jhta.ENVP(df, pct=.01, price='Close')</text:span></text:p>
        </text:list-item>
        <text:list-item>
          <text:p text:style-name="P155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36">
        <text:list-item>
  </text:list-item>
      </text:list>
      <text:p text:style-name="Horizontal_20_Line"/>
      <text:h text:style-name="Heading_20_4" text:outline-level="4">MA | Moving Average |</text:h>
      <text:list text:style-name="L137">
        <text:list-item>
  </text:list-item>
      </text:list>
      <text:p text:style-name="Horizontal_20_Line"/>
      <text:h text:style-name="Heading_20_4" text:outline-level="4">MAMA | MESA Adaptive Moving Average |</text:h>
      <text:list text:style-name="L138">
        <text:list-item>
  </text:list-item>
      </text:list>
      <text:p text:style-name="Horizontal_20_Line"/>
      <text:h text:style-name="Heading_20_4" text:outline-level="4">MAVP | Moving Average with Variable Period |</text:h>
      <text:list text:style-name="L139">
        <text:list-item>
  </text:list-item>
      </text:list>
      <text:p text:style-name="Horizontal_20_Line"/>
      <text:h text:style-name="Heading_20_4" text:outline-level="4">MIDPOINT | MidPoint over period | DONE</text:h>
      <text:list text:style-name="L140">
        <text:list-item>
          <text:p text:style-name="P160"><text:span text:style-name="T86">list = jhta.MIDPOINT(df, n, price='Close')</text:span></text:p>
        </text:list-item>
        <text:list-item>
          <text:p text:style-name="P160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1">
        <text:list-item>
          <text:p text:style-name="P161"><text:span text:style-name="T87">list = jhta.MIDPRICE(df, n)</text:span></text:p>
        </text:list-item>
        <text:list-item>
          <text:p text:style-name="P161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2">
        <text:list-item>
          <text:p text:style-name="P162"><text:span text:style-name="T88">list = jhta.MMR(df, n=200, price='Close')</text:span></text:p>
        </text:list-item>
        <text:list-item>
          <text:p text:style-name="P162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3">
        <text:list-item>
          <text:p text:style-name="P163"><text:span text:style-name="T89">list = jhta.SAR(df, af_step=.02, af_max=.2)</text:span></text:p>
        </text:list-item>
        <text:list-item>
          <text:p text:style-name="P163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4">
        <text:list-item>
  </text:list-item>
      </text:list>
      <text:p text:style-name="Horizontal_20_Line"/>
      <text:h text:style-name="Heading_20_4" text:outline-level="4">SMA | Simple Moving Average | DONE</text:h>
      <text:list text:style-name="L145">
        <text:list-item>
          <text:p text:style-name="P165"><text:span text:style-name="T90">list = jhta.SMA(df, n, price='Close')</text:span></text:p>
        </text:list-item>
        <text:list-item>
          <text:p text:style-name="P165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46">
        <text:list-item>
  </text:list-item>
      </text:list>
      <text:p text:style-name="Horizontal_20_Line"/>
      <text:h text:style-name="Heading_20_4" text:outline-level="4">TEMA | Triple Exponential Moving Average |</text:h>
      <text:list text:style-name="L147">
        <text:list-item>
  </text:list-item>
      </text:list>
      <text:p text:style-name="Horizontal_20_Line"/>
      <text:h text:style-name="Heading_20_4" text:outline-level="4">TRIMA | Triangular Moving Average | DONE</text:h>
      <text:list text:style-name="L148">
        <text:list-item>
          <text:p text:style-name="P168"><text:span text:style-name="T91">list = jhta.TRIMA(df, n, price='Close')</text:span></text:p>
        </text:list-item>
        <text:list-item>
          <text:p text:style-name="P168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4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0">
        <text:list-item>
          <text:p text:style-name="P170"><text:span text:style-name="T92">list = jhta.AVGPRICE(df)</text:span></text:p>
        </text:list-item>
        <text:list-item>
          <text:p text:style-name="P170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1">
        <text:list-item>
          <text:p text:style-name="P171"><text:span text:style-name="T93">list = jhta.MEDPRICE(df)</text:span></text:p>
        </text:list-item>
        <text:list-item>
          <text:p text:style-name="P171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2">
        <text:list-item>
          <text:p text:style-name="P172"><text:span text:style-name="T94">list = jhta.TYPPRICE(df)</text:span></text:p>
        </text:list-item>
        <text:list-item>
          <text:p text:style-name="P172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3">
        <text:list-item>
          <text:p text:style-name="P173"><text:span text:style-name="T95">list = jhta.WCLPRICE(df)</text:span></text:p>
        </text:list-item>
        <text:list-item>
          <text:p text:style-name="P173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4">
        <text:list-item>
          <text:p text:style-name="P174"><text:span text:style-name="T96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55">
        <text:list-item>
          <text:p text:style-name="P175"><text:span text:style-name="T97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56">
        <text:list-item>
          <text:p text:style-name="P176"><text:span text:style-name="T98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57">
        <text:list-item>
          <text:p text:style-name="P177"><text:span text:style-name="T99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58">
        <text:list-item>
          <text:p text:style-name="P178"><text:span text:style-name="T100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59">
        <text:list-item>
          <text:p text:style-name="P179"><text:span text:style-name="T101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0">
        <text:list-item>
          <text:p text:style-name="P180"><text:span text:style-name="T102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1">
        <text:list-item>
          <text:p text:style-name="P181"><text:span text:style-name="T103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2">
        <text:list-item>
          <text:p text:style-name="P182"><text:span text:style-name="T104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3">
        <text:list-item>
          <text:p text:style-name="P183"><text:span text:style-name="T105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4">
        <text:list-item>
          <text:p text:style-name="P184"><text:span text:style-name="T106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65">
        <text:list-item>
          <text:p text:style-name="P185"><text:span text:style-name="T107">float = jhta.COV(list1, list2)</text:span></text:p>
        </text:list-item>
        <text:list-item>
          <text:p text:style-name="P18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66">
        <text:list-item>
          <text:p text:style-name="P186"><text:span text:style-name="T108">list = jhta.COVARIANCE(df1, df2, n, price1='Close', price2='Close')</text:span></text:p>
        </text:list-item>
        <text:list-item>
          <text:p text:style-name="P18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67">
        <text:list-item>
          <text:p text:style-name="P187"><text:span text:style-name="T109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68">
        <text:list-item>
          <text:p text:style-name="P188"><text:span text:style-name="T110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69">
        <text:list-item>
          <text:p text:style-name="P189"><text:span text:style-name="T111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0">
        <text:list-item>
          <text:p text:style-name="P190"><text:span text:style-name="T112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1">
        <text:list-item>
          <text:p text:style-name="P191"><text:span text:style-name="T113">float = jhta.BETA(list1, list2)</text:span></text:p>
        </text:list-item>
        <text:list-item>
          <text:p text:style-name="P19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2">
        <text:list-item>
          <text:p text:style-name="P192"><text:span text:style-name="T114">list = jhta.BETAS(df1, df2, n, price1='Close', price2='Close')</text:span></text:p>
        </text:list-item>
        <text:list-item>
          <text:p text:style-name="P19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3">
        <text:list-item>
          <text:p text:style-name="P193"><text:span text:style-name="T115">list = jhta.LSR(df, price='Close', predictions_int=0)</text:span></text:p>
        </text:list-item>
        <text:list-item>
          <text:p text:style-name="P19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4">
        <text:list-item>
          <text:p text:style-name="P194"><text:span text:style-name="T116">list = jhta.SLR(df, price='Close', predictions_int=0)</text:span></text:p>
        </text:list-item>
        <text:list-item>
          <text:p text:style-name="P19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75">
        <text:list-item>
          <text:p text:style-name="P195"><text:span text:style-name="T117">list = jhta.ATR(df, n)</text:span></text:p>
        </text:list-item>
        <text:list-item>
          <text:p text:style-name="P19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76">
        <text:list-item>
  </text:list-item>
      </text:list>
      <text:p text:style-name="Horizontal_20_Line"/>
      <text:h text:style-name="Heading_20_4" text:outline-level="4">TRANGE | True Range | DONE</text:h>
      <text:list text:style-name="L177">
        <text:list-item>
          <text:p text:style-name="P197"><text:span text:style-name="T118">list = jhta.TRANGE(df)</text:span></text:p>
        </text:list-item>
        <text:list-item>
          <text:p text:style-name="P197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78">
        <text:list-item>
          <text:p text:style-name="P198"><text:span text:style-name="T119">list = jhta.AD(df)</text:span></text:p>
        </text:list-item>
        <text:list-item>
          <text:p text:style-name="P19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79">
        <text:list-item>
  </text:list-item>
      </text:list>
      <text:p text:style-name="Horizontal_20_Line"/>
      <text:h text:style-name="Heading_20_4" text:outline-level="4">OBV | On Balance Volume | DONE</text:h>
      <text:list text:style-name="L180">
        <text:list-item>
          <text:p text:style-name="P200"><text:span text:style-name="T120">list = jhta.OBV(df)</text:span></text:p>
        </text:list-item>
        <text:list-item>
          <text:p text:style-name="P20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